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b74c3" officeooo:paragraph-rsid="001b74c3"/>
    </style:style>
    <style:style style:name="P2" style:family="paragraph" style:parent-style-name="Standard">
      <style:paragraph-properties fo:text-align="center" style:justify-single-word="false"/>
      <style:text-properties officeooo:rsid="001b74c3" officeooo:paragraph-rsid="001b74c3"/>
    </style:style>
    <style:style style:name="P3" style:family="paragraph" style:parent-style-name="Standard">
      <style:text-properties fo:font-style="italic" officeooo:rsid="001b74c3" officeooo:paragraph-rsid="001b74c3" style:font-style-asian="italic" style:font-style-complex="italic"/>
    </style:style>
    <style:style style:name="P4" style:family="paragraph" style:parent-style-name="Standard">
      <style:text-properties officeooo:rsid="001cad05" officeooo:paragraph-rsid="001cad05"/>
    </style:style>
    <style:style style:name="P5" style:family="paragraph" style:parent-style-name="Standard">
      <style:text-properties officeooo:rsid="001cad05" officeooo:paragraph-rsid="001e2646"/>
    </style:style>
    <style:style style:name="P6" style:family="paragraph" style:parent-style-name="Standard">
      <style:text-properties officeooo:rsid="001cad05" officeooo:paragraph-rsid="00201c3d"/>
    </style:style>
    <style:style style:name="P7" style:family="paragraph" style:parent-style-name="Standard">
      <style:text-properties officeooo:rsid="00201c3d" officeooo:paragraph-rsid="00201c3d"/>
    </style:style>
    <style:style style:name="P8" style:family="paragraph" style:parent-style-name="Standard">
      <style:text-properties officeooo:rsid="0020f28a" officeooo:paragraph-rsid="0020f28a"/>
    </style:style>
    <style:style style:name="P9" style:family="paragraph" style:parent-style-name="Standard">
      <style:text-properties officeooo:rsid="00215caf" officeooo:paragraph-rsid="00215caf"/>
    </style:style>
    <style:style style:name="P10" style:family="paragraph" style:parent-style-name="Standard">
      <style:text-properties officeooo:rsid="00228054" officeooo:paragraph-rsid="00228054"/>
    </style:style>
    <style:style style:name="P11" style:family="paragraph" style:parent-style-name="Standard">
      <style:text-properties officeooo:rsid="00238b35" officeooo:paragraph-rsid="00238b35"/>
    </style:style>
    <style:style style:name="P12" style:family="paragraph" style:parent-style-name="Standard">
      <style:text-properties officeooo:rsid="0023f614" officeooo:paragraph-rsid="0023f614"/>
    </style:style>
    <style:style style:name="P13" style:family="paragraph" style:parent-style-name="Standard">
      <style:text-properties officeooo:rsid="00273d11" officeooo:paragraph-rsid="00273d11"/>
    </style:style>
    <style:style style:name="P14" style:family="paragraph" style:parent-style-name="Standard">
      <style:text-properties officeooo:rsid="00281139" officeooo:paragraph-rsid="00281139"/>
    </style:style>
    <style:style style:name="P15" style:family="paragraph" style:parent-style-name="Heading_20_3">
      <style:paragraph-properties fo:break-before="page"/>
    </style:style>
    <style:style style:name="T1" style:family="text">
      <style:text-properties officeooo:rsid="001cad05"/>
    </style:style>
    <style:style style:name="T2" style:family="text">
      <style:text-properties officeooo:rsid="001e2646"/>
    </style:style>
    <style:style style:name="T3" style:family="text">
      <style:text-properties officeooo:rsid="00201c3d"/>
    </style:style>
    <style:style style:name="T4" style:family="text">
      <style:text-properties officeooo:rsid="0020f28a"/>
    </style:style>
    <style:style style:name="T5" style:family="text">
      <style:text-properties officeooo:rsid="00215caf"/>
    </style:style>
    <style:style style:name="T6" style:family="text">
      <style:text-properties officeooo:rsid="00238b35"/>
    </style:style>
    <style:style style:name="T7" style:family="text">
      <style:text-properties fo:font-size="10pt" style:font-size-asian="10pt" style:font-size-complex="10pt"/>
    </style:style>
    <style:style style:name="T8" style:family="text">
      <style:text-properties style:text-position="super 58%"/>
    </style:style>
    <style:style style:name="T9" style:family="text">
      <style:text-properties style:text-position="super 58%" officeooo:rsid="0023f614"/>
    </style:style>
    <style:style style:name="T10" style:family="text">
      <style:text-properties style:text-position="super 58%" officeooo:rsid="00257216"/>
    </style:style>
    <style:style style:name="T11" style:family="text">
      <style:text-properties style:text-position="super 58%" officeooo:rsid="0026d340"/>
    </style:style>
    <style:style style:name="T12" style:family="text">
      <style:text-properties officeooo:rsid="0023f614"/>
    </style:style>
    <style:style style:name="T13" style:family="text">
      <style:text-properties officeooo:rsid="00257216"/>
    </style:style>
    <style:style style:name="T14" style:family="text">
      <style:text-properties officeooo:rsid="0026d340"/>
    </style:style>
    <style:style style:name="T15" style:family="text">
      <style:text-properties officeooo:rsid="00273d11"/>
    </style:style>
    <style:style style:name="T16" style:family="text">
      <style:text-properties officeooo:rsid="00281139"/>
    </style:style>
    <style:style style:name="T17" style:family="text">
      <style:text-properties officeooo:rsid="00285f0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ath Semantical Aquality</text:p>
      <text:p text:style-name="P2">by Sven Nilsen, 2022</text:p>
      <text:p text:style-name="P1"/>
      <text:p text:style-name="P3">In this paper I introduce <text:span text:style-name="T1">the mirror operator of path semantical quality.</text:span></text:p>
      <text:p text:style-name="P1"/>
      <text:p text:style-name="P5">In the paper “Path Semantical <text:span text:style-name="T2">Qubit</text:span>”<text:span text:style-name="T8"><text:reference-ref text:reference-format="text" text:ref-name="path semantical qubit">[1]</text:reference-ref></text:span>, I introduced a <text:span text:style-name="T2">`qubit`</text:span> operator for use in Path Semantics<text:span text:style-name="T8"><text:reference-ref text:reference-format="text" text:ref-name="path semantics">[2]</text:reference-ref></text:span>. <text:span text:style-name="T2">This means that path semantical quality can be defined as </text:span><text:span text:style-name="T12">the following</text:span><text:span text:style-name="T2"> (</text:span><text:span text:style-name="T12">unary </text:span><text:span text:style-name="T2">`~` means `qubit`):</text:span></text:p>
      <text:p text:style-name="P5"/>
      <text:p text:style-name="P5"><text:tab/><text:span text:style-name="T2">a ~~ b<text:tab/><text:tab/></text:span><text:span text:style-name="T3">psq(a, b)<text:tab/></text:span><text:span text:style-name="T2">&lt;=&gt;<text:tab/><text:tab/>(a == b) </text:span>⋀ <text:span text:style-name="T2">~a </text:span>⋀ <text:span text:style-name="T2">~b</text:span></text:p>
      <text:p text:style-name="P5"/>
      <text:p text:style-name="P5">It turns out that there is a corresponding mirror operator:</text:p>
      <text:p text:style-name="P4"/>
      <text:p text:style-name="P6"><text:tab/>a ~¬~ b<text:tab/>psaq(a, b)<text:tab/>&lt;=&gt;<text:tab/><text:tab/>(a == b) ⋀ ¬<text:span text:style-name="T3">~a</text:span> ⋀ ¬<text:span text:style-name="T3">~b</text:span></text:p>
      <text:p text:style-name="P4"/>
      <text:p text:style-name="P7">This operator is named “aquality” <text:span text:style-name="T4">by putting an “a” in front of “quality”.</text:span></text:p>
      <text:p text:style-name="P7"/>
      <text:p text:style-name="P8">The practice of putting an “a” in front of something is <text:span text:style-name="T5">intended in general,</text:span></text:p>
      <text:p text:style-name="P9">for example “<text:span text:style-name="T12">Aseshatism” (for Seshatism) or</text:span> “Aplatonism” <text:span text:style-name="T12">(for Platonism)</text:span><text:span text:style-name="T9"><text:reference-ref text:reference-format="text" text:ref-name="seshatism vs platonism">[3]</text:reference-ref></text:span>.</text:p>
      <text:p text:style-name="P9"/>
      <text:p text:style-name="P10">Now comes the difficult part to understand: Quality and aquality <text:span text:style-name="T16">are</text:span> <text:span text:style-name="T6">like two drops of water. It is impossible to distinguish one from another, without obtaining information that is proof irrelevant.</text:span></text:p>
      <text:p text:style-name="P10"/>
      <text:p text:style-name="P11">With other words, if one replaced `~~` with `<text:span text:style-name="T1">~¬~</text:span>` and vice versa everywhere, <text:span text:style-name="T15">then </text:span>one can prove the same theorems and nothing has seemingly changed. There is nothing computationally interesting in the difference, because every 0 that turns into 1 and vice versa is unbiased random, so one can not tell from the result whether a bit has been flipped or not.</text:p>
      <text:p text:style-name="P11"/>
      <text:p text:style-name="P12">For Seshatism vs Platonism, this has a peculiar philosophical consequence: <text:span text:style-name="T13">Seshatism</text:span><text:span text:style-name="T10"><text:reference-ref text:reference-format="text" text:ref-name="seshatism">[4]</text:reference-ref></text:span><text:span text:style-name="T13"> is usually thought about as a very different way than Platonism</text:span><text:span text:style-name="T10"><text:reference-ref text:reference-format="text" text:ref-name="platonism in metaphysics">[5]</text:reference-ref></text:span><text:span text:style-name="T13">. </text:span><text:span text:style-name="T14">This bias of thought can be explained logically as a biased choice of the core axiom of path semantics</text:span><text:span text:style-name="T11"><text:reference-ref text:reference-format="text" text:ref-name="path semantics core">[6]</text:reference-ref></text:span><text:span text:style-name="T14">. When the core axiom uses quality, the </text:span><text:span text:style-name="T15">language gets biased toward Platonism vs Seshatism in the ordinary sense. By adding an axiom that uses aquality, the symmetry between Seshatism vs Platonism is restored. This axiom might be thought of as an “acore axiom”.</text:span></text:p>
      <text:p text:style-name="P12"/>
      <text:p text:style-name="P14">Platonism in Avatar Witness Theory<text:span text:style-name="T8"><text:reference-ref text:reference-format="text" text:ref-name="avatar witness theory">[7]</text:reference-ref></text:span> is usually thought about in two forms:</text:p>
      <text:p text:style-name="P14"/>
      <text:p text:style-name="P14"><text:tab/>a ~~ a<text:tab/><text:tab/>Self-Quality<text:tab/><text:tab/>Loop Witness</text:p>
      <text:p text:style-name="P14"><text:tab/>a ~~ b<text:tab/><text:tab/>Other-Quality<text:tab/><text:tab/>Product Witness</text:p>
      <text:p text:style-name="P12"/>
      <text:p text:style-name="P14">Seshatism is usually thought about as a single form:</text:p>
      <text:p text:style-name="P14"/>
      <text:p text:style-name="P14"><text:tab/> ¬(a ~~ a)<text:tab/>Self-Inquality<text:tab/><text:tab/>Seshatism</text:p>
      <text:p text:style-name="P14"/>
      <text:p text:style-name="P14">It turns out that Self-Inquality corresponds to Self-Aquality:</text:p>
      <text:p text:style-name="P14"/>
      <text:p text:style-name="P14"><text:tab/>¬(a ~~ a)<text:tab/><text:tab/>&lt;=&gt;<text:tab/><text:tab/> <text:span text:style-name="T1">a ~¬~ </text:span>a</text:p>
      <text:p text:style-name="P14"/>
      <text:p text:style-name="P14">This in turn corresponds to the inverted qubit `<text:span text:style-name="T1">¬</text:span><text:span text:style-name="T3">~a</text:span>`, thus <text:span text:style-name="T17">it is </text:span>equally fundamental.</text:p>
      <text:p text:style-name="P14"/>
      <text:p text:style-name="P14">Likewise, Self-Inaquality `¬(a <text:span text:style-name="T1">~¬~</text:span> a)` corresponds to Self-Quality `a ~~ a`.</text:p>
      <text:h text:style-name="P15" text:outline-level="3">References:</text:h>
      <text:p text:style-name="P11"/>
      <text:p text:style-name="P11"><text:reference-mark-start text:name="path semantical qubit"/>[1]<text:reference-mark-end text:name="path semantical qubit"/><text:tab/>“Path Semantical Qubit”</text:p>
      <text:p text:style-name="P11"><text:tab/>Sven Nilsen, 2022</text:p>
      <text:p text:style-name="P11"><text:tab/><text:a xlink:type="simple" xlink:href="https://github.com/advancedresearch/path_semantics/blob/master/papers-wip2/path-semantical-qubit.pdf" text:style-name="Internet_20_link" text:visited-style-name="Visited_20_Internet_20_Link"><text:span text:style-name="T7">https://github.com/advancedresearch/path_semantics/blob/master/papers-wip2/path-semantical-qubit.pdf</text:span></text:a></text:p>
      <text:p text:style-name="P11"/>
      <text:p text:style-name="P12"><text:reference-mark-start text:name="path semantics"/>[2]<text:reference-mark-end text:name="path semantics"/><text:tab/>“Path Semantics”</text:p>
      <text:p text:style-name="P12"><text:tab/>AdvancedResearch</text:p>
      <text:p text:style-name="P12"><text:tab/><text:a xlink:type="simple" xlink:href="https://github.com/advancedresearch/path_semantics" text:style-name="Internet_20_link" text:visited-style-name="Visited_20_Internet_20_Link"><text:span text:style-name="T7">https://github.com/advancedresearch/path_semantics</text:span></text:a></text:p>
      <text:p text:style-name="P12"/>
      <text:p text:style-name="P12"><text:reference-mark-start text:name="seshatism vs platonism"/>[3]<text:reference-mark-end text:name="seshatism vs platonism"/><text:tab/>“Seshatism vs Platonism”</text:p>
      <text:p text:style-name="P12"><text:tab/>AdvancedResearch – Summary page on Avatar Extensions</text:p>
      <text:p text:style-name="P12"><text:tab/><text:a xlink:type="simple" xlink:href="https://advancedresearch.github.io/avatar-extensions/summary.html#seshatism-vs-platonism" text:style-name="Internet_20_link" text:visited-style-name="Visited_20_Internet_20_Link"><text:span text:style-name="T7">https://advancedresearch.github.io/avatar-extensions/summary.html#seshatism-vs-platonism</text:span></text:a></text:p>
      <text:p text:style-name="P12"/>
      <text:p text:style-name="P13"><text:reference-mark-start text:name="seshatism"/>[4]<text:reference-mark-end text:name="seshatism"/><text:tab/>“Seshatism”</text:p>
      <text:p text:style-name="P13"><text:tab/>Sven Nilsen, 2021-2022</text:p>
      <text:p text:style-name="P13"><text:tab/><text:a xlink:type="simple" xlink:href="https://github.com/advancedresearch/path_semantics/blob/master/papers-wip2/seshatism.pdf" text:style-name="Internet_20_link" text:visited-style-name="Visited_20_Internet_20_Link"><text:span text:style-name="T7">https://github.com/advancedresearch/path_semantics/blob/master/papers-wip2/seshatism.pdf</text:span></text:a></text:p>
      <text:p text:style-name="P13"/>
      <text:p text:style-name="P13"><text:reference-mark-start text:name="platonism in metaphysics"/>[5]<text:reference-mark-end text:name="platonism in metaphysics"/><text:tab/>“Platonism in Metaphysics”</text:p>
      <text:p text:style-name="P13"><text:tab/>Stanford Encyclopedia of Philosophy</text:p>
      <text:p text:style-name="P13"><text:tab/><text:a xlink:type="simple" xlink:href="https://plato.stanford.edu/entries/platonism/" text:style-name="Internet_20_link" text:visited-style-name="Visited_20_Internet_20_Link"><text:span text:style-name="T7">https://plato.stanford.edu/entries/platonism/</text:span></text:a></text:p>
      <text:p text:style-name="P13"/>
      <text:p text:style-name="P13"><text:reference-mark-start text:name="path semantics core"/>[6]<text:reference-mark-end text:name="path semantics core"/><text:tab/>“Path Semantics”</text:p>
      <text:p text:style-name="P13"><text:tab/>Sven Nilsen, 2016-2021</text:p>
      <text:p text:style-name="P13"><text:tab/><text:a xlink:type="simple" xlink:href="https://github.com/advancedresearch/path_semantics/blob/master/papers-wip/path-semantics.pdf" text:style-name="Internet_20_link" text:visited-style-name="Visited_20_Internet_20_Link"><text:span text:style-name="T7">https://github.com/advancedresearch/path_semantics/blob/master/papers-wip/path-semantics.pdf</text:span></text:a></text:p>
      <text:p text:style-name="P13"/>
      <text:p text:style-name="P14"><text:reference-mark-start text:name="avatar witness theory"/>[7]<text:reference-mark-end text:name="avatar witness theory"/><text:tab/>“Avatar Witness Theory”</text:p>
      <text:p text:style-name="P14"><text:tab/>AdvancedResearch – Summary page on Avatar Extensions</text:p>
      <text:p text:style-name="P14"><text:tab/><text:a xlink:type="simple" xlink:href="https://advancedresearch.github.io/avatar-extensions/summary.html#avatar-witness-theory" text:style-name="Internet_20_link" text:visited-style-name="Visited_20_Internet_20_Link"><text:span text:style-name="T7">https://advancedresearch.github.io/avatar-extensions/summary.html#avatar-witness-theory</text:span></text:a></text:p>
      <text:p text:style-name="P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5-28T00:04:25.683082314</meta:creation-date>
    <dc:date>2022-05-30T19:19:42.734052009</dc:date>
    <meta:editing-duration>PT12M41S</meta:editing-duration>
    <meta:editing-cycles>3</meta:editing-cycles>
    <meta:generator>LibreOffice/7.2.2.2$MacOSX_X86_64 LibreOffice_project/02b2acce88a210515b4a5bb2e46cbfb63fe97d56</meta:generator>
    <meta:document-statistic meta:table-count="0" meta:image-count="0" meta:object-count="0" meta:page-count="2" meta:paragraph-count="44" meta:word-count="436" meta:character-count="3212" meta:non-whitespace-character-count="2786"/>
  </office:meta>
</office:document-meta>
</file>